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fo:color="#000000" fo:font-size="11pt" style:font-size-asian="11pt"/>
    </style:style>
    <style:style style:name="P2" style:parent-style-name="Textbody" style:family="paragraph">
      <style:text-properties style:font-name="Segoe UI" fo:color="#000000" fo:font-size="11pt" style:font-size-asian="11pt"/>
    </style:style>
    <style:style style:name="P3" style:parent-style-name="Textbody" style:family="paragraph">
      <style:text-properties style:font-name="Segoe UI" fo:color="#000000" fo:font-size="11pt" style:font-size-asian="11pt"/>
    </style:style>
    <style:style style:name="P4" style:parent-style-name="Textbody" style:family="paragraph">
      <style:text-properties style:font-name="Segoe UI" fo:color="#000000" fo:font-size="11pt" style:font-size-asian="11pt"/>
    </style:style>
    <style:style style:name="P5" style:parent-style-name="Textbody" style:family="paragraph">
      <style:text-properties style:font-name="Segoe UI" fo:color="#000000" fo:font-size="11pt" style:font-size-asian="11pt"/>
    </style:style>
    <style:style style:name="P6" style:parent-style-name="Textbody" style:family="paragraph">
      <style:text-properties style:font-name="Segoe UI" fo:color="#000000" fo:font-size="11pt" style:font-size-asian="11pt"/>
    </style:style>
    <style:style style:name="P7" style:parent-style-name="Textbody" style:family="paragraph">
      <style:text-properties style:font-name="Segoe UI" fo:color="#000000" fo:font-size="11pt" style:font-size-asian="11pt"/>
    </style:style>
    <style:style style:name="P8" style:parent-style-name="Textbody" style:family="paragraph">
      <style:text-properties style:font-name="Segoe UI" fo:color="#000000" fo:font-size="11pt" style:font-size-asian="11pt"/>
    </style:style>
    <style:style style:name="P9" style:parent-style-name="Textbody" style:family="paragraph">
      <style:text-properties style:font-name="Segoe UI" fo:color="#000000" fo:font-size="11pt" style:font-size-asian="11pt"/>
    </style:style>
    <style:style style:name="P10" style:parent-style-name="Textbody" style:family="paragraph">
      <style:text-properties style:font-name="Segoe UI" fo:color="#000000" fo:font-size="11pt" style:font-size-asian="11pt"/>
    </style:style>
    <style:style style:name="P11" style:parent-style-name="Textbody" style:family="paragraph">
      <style:text-properties style:font-name="Segoe UI" fo:color="#000000" fo:font-size="11pt" style:font-size-asian="11pt"/>
    </style:style>
    <style:style style:name="P12" style:parent-style-name="Textbody" style:family="paragraph">
      <style:text-properties style:font-name="Segoe UI" fo:color="#000000" fo:font-size="11pt" style:font-size-asian="11pt"/>
    </style:style>
    <style:style style:name="P13" style:parent-style-name="Textbody" style:family="paragraph">
      <style:text-properties style:font-name="Segoe UI" fo:color="#000000" fo:font-size="11pt" style:font-size-asian="11pt"/>
    </style:style>
    <style:style style:name="P14" style:parent-style-name="Textbody" style:family="paragraph">
      <style:text-properties style:font-name="Segoe UI" fo:color="#000000" fo:font-size="11pt" style:font-size-asian="11pt"/>
    </style:style>
    <style:style style:name="P15" style:parent-style-name="Textbody" style:family="paragraph">
      <style:text-properties style:font-name="Segoe UI" fo:color="#000000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Textbody"/>
      <text:p text:style-name="P2">Note: These are very easy questions and for beginners in<text:s/>Open source community.</text:p>
      <text:p text:style-name="Textbody"/>
      <text:p text:style-name="P3">Q1: How to add a comment in java?</text:p>
      <text:p text:style-name="P4">A:<text:s text:c="2"/>//This is a comment</text:p>
      <text:p text:style-name="Textbody"/>
      <text:p text:style-name="P5">Q2: How to add a comment in Python?</text:p>
      <text:p text:style-name="P6">A:</text:p>
      <text:p text:style-name="Textbody"/>
      <text:p text:style-name="P7">Q3: How to add a multi-line comment in python?</text:p>
      <text:p text:style-name="P8">A:</text:p>
      <text:p text:style-name="Textbody"/>
      <text:p text:style-name="P9">Q4: print hello world in Python</text:p>
      <text:p text:style-name="P10">A:</text:p>
      <text:p text:style-name="Textbody"/>
      <text:p text:style-name="P11">Q5: print hello world in java</text:p>
      <text:p text:style-name="P12">A:</text:p>
      <text:p text:style-name="Textbody"/>
      <text:p text:style-name="P13">Q6: print hello world in javascript using console.log</text:p>
      <text:p text:style-name="P14">A:</text:p>
      <text:p text:style-name="Textbody"/>
      <text:p text:style-name="P15">Q7: Add a readme in this repository for the steps to make a PR.</text:p>
      <text:p text:style-name="Standard">A:</text:p>
      <text:p text:style-name="Standard"/>
      <text:p text:style-name="Standard">Q8: What are HTML &amp;<text:s/>CSS?</text:p>
      <text:p text:style-name="Standard">A:</text:p>
      <text:p text:style-name="Standard"/>
      <text:p text:style-name="Standard">Q9: What’s an algorithm?</text:p>
      <text:p text:style-name="Standard">A:</text:p>
      <text:p text:style-name="Standard"/>
      <text:soft-page-break/>
      <text:p text:style-name="Standard">Q10: What is flowchart?</text:p>
      <text:p text:style-name="Standard">A:</text:p>
      <text:p text:style-name="Standard"/>
      <text:p text:style-name="Standard">Q11: What are variables?</text:p>
      <text:p text:style-name="Standard">A:</text:p>
      <text:p text:style-name="Standard"/>
      <text:p text:style-name="Standard">Q12: What are loops?<text:line-break/>A:</text:p>
      <text:p text:style-name="Standard"/>
      <text:p text:style-name="Standard">Q13: Compiler vs Interpreter?</text:p>
      <text:p text:style-name="Standard">A:</text:p>
      <text:p text:style-name="Standard"/>
      <text:p text:style-name="Standard">Q14: What is Machine Code?</text:p>
      <text:p text:style-name="Standard">A:</text:p>
      <text:p text:style-name="Standard"/>
      <text:p text:style-name="Standard">Q15: Name some HTML tags</text:p>
      <text:p text:style-name="Standard">A: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21-10-02T18:15:00Z</meta:creation-date>
    <dc:date>2021-10-02T13:33:00Z</dc:date>
    <meta:template xlink:href="Normal" xlink:type="simple"/>
    <meta:editing-cycles>2</meta:editing-cycles>
    <meta:editing-duration>PT180S</meta:editing-duration>
    <meta:document-statistic meta:page-count="2" meta:paragraph-count="1" meta:word-count="117" meta:character-count="787" meta:row-count="5" meta:non-whitespace-character-count="671"/>
  </office:meta>
</office:document-meta>
</file>